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able_20_Contents">
      <style:paragraph-properties fo:text-align="center" style:justify-single-word="false"/>
      <style:text-properties fo:font-size="16pt" officeooo:rsid="00071742" officeooo:paragraph-rsid="00071742" style:font-size-asian="16pt" style:font-size-complex="16pt"/>
    </style:style>
    <style:style style:name="P3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paragraph-rsid="00071742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21pt" style:text-underline-style="solid" style:text-underline-width="auto" style:text-underline-color="font-color" fo:font-weight="bold" style:font-size-asian="21pt" style:font-weight-asian="bold" style:font-size-complex="21pt" style:font-weight-complex="bold"/>
    </style:style>
    <style:style style:name="P7" style:family="paragraph" style:parent-style-name="Table_20_Contents">
      <style:text-properties officeooo:rsid="00071742" officeooo:paragraph-rsid="00071742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5" style:family="text">
      <style:text-properties fo:font-size="16pt" style:text-underline-style="solid" style:text-underline-width="auto" style:text-underline-color="font-color" officeooo:rsid="00071742" style:font-size-asian="16pt" style:font-size-complex="16pt"/>
    </style:style>
    <style:style style:name="T6" style:family="text">
      <style:text-properties officeooo:rsid="00071742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090b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jet bataille Naval</text:p>
      <text:p text:style-name="Standard"/>
      <text:p text:style-name="Standard"><text:span text:style-name="T2">Introduction</text:span><text:span text:style-name="T1"> :</text:span> Création d'un jeux de bataille Naval en python et réalisation d'un rapport</text:p>
      <text:p text:style-name="Standard"/>
      <text:p text:style-name="Standard"><text:span text:style-name="T4">Membre</text:span><text:span text:style-name="T3"> :</text:span> Jules Loiseau 107, Eloi Leclair 107</text:p>
      <text:p text:style-name="Standard"/>
      <text:p text:style-name="Standard"><text:span text:style-name="T4">Context</text:span><text:span text:style-name="T5">e</text:span><text:span text:style-name="T3"> :</text:span> projet de cours de première NSI</text:p>
      <text:p text:style-name="Standard"/>
      <text:p text:style-name="Standard"><text:span text:style-name="T4">Objectif</text:span><text:span text:style-name="T3"> :</text:span> Un jeux de bataille Naval fonctionnel avec un affichage à chaque manche joué ainsi <text:tab/> <text:s text:c="9"/>qu'un rapport détaillant tout le projet.</text:p>
      <text:p text:style-name="Standard"/>
      <text:p text:style-name="Standard"><text:span text:style-name="T4">Cahier des charge</text:span><text:span text:style-name="T3"> :</text:span> 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Fonctionnalité</text:p>
          </table:table-cell>
          <table:table-cell table:style-name="Tableau1.B1" office:value-type="string">
            <text:p text:style-name="P2">Contrainte</text:p>
          </table:table-cell>
        </table:table-row>
        <table:table-row>
          <table:table-cell table:style-name="Tableau1.A2" office:value-type="string">
            <text:p text:style-name="P5">Utilisation d'un plateau de jeu</text:p>
          </table:table-cell>
          <table:table-cell table:style-name="Tableau1.B2" office:value-type="string">
            <text:p text:style-name="P5">Taille 10x10 (plateau bot et joueur)</text:p>
          </table:table-cell>
        </table:table-row>
        <table:table-row>
          <table:table-cell table:style-name="Tableau1.A2" office:value-type="string">
            <text:p text:style-name="P7">P-uplet, liste ou dictionnaire</text:p>
          </table:table-cell>
          <table:table-cell table:style-name="Tableau1.B2" office:value-type="string">
            <text:p text:style-name="P5">utilisation d'aux moins deux type construit</text:p>
          </table:table-cell>
        </table:table-row>
        <table:table-row>
          <table:table-cell table:style-name="Tableau1.A2" office:value-type="string">
            <text:p text:style-name="P5">Placement des bateaux sur le plateau</text:p>
          </table:table-cell>
          <table:table-cell table:style-name="Tableau1.B2" office:value-type="string">
            <text:p text:style-name="P5">6 bateaux: 2 de longueur 2, 3 de longueur 3 et 1 de <text:s/>longueur 5</text:p>
          </table:table-cell>
        </table:table-row>
        <table:table-row>
          <table:table-cell table:style-name="Tableau1.A2" office:value-type="string">
            <text:p text:style-name="P5">Le bot place aléatoirement c'est bateaux</text:p>
          </table:table-cell>
          <table:table-cell table:style-name="Tableau1.B2" office:value-type="string">
            <text:p text:style-name="P5">Taille du plateau et des bateaux à respecter</text:p>
          </table:table-cell>
        </table:table-row>
        <table:table-row>
          <table:table-cell table:style-name="Tableau1.A2" office:value-type="string">
            <text:p text:style-name="P5">chaque tour le joueur tire sur une case adverse</text:p>
          </table:table-cell>
          <table:table-cell table:style-name="Tableau1.B2" office:value-type="string">
            <text:p text:style-name="P5">Taille du plateau et reconnaissance de la case sur laquelle le joueur tir</text:p>
          </table:table-cell>
        </table:table-row>
        <table:table-row>
          <table:table-cell table:style-name="Tableau1.A2" office:value-type="string">
            <text:p text:style-name="P5">Chaque tour le bot tire sur une case aléatoir<text:span text:style-name="T6">e</text:span> adverse</text:p>
          </table:table-cell>
          <table:table-cell table:style-name="Tableau1.B2" office:value-type="string">
            <text:p text:style-name="P5">Taille du plateau reconnaissance de la case sur laquelle le bot tir</text:p>
          </table:table-cell>
        </table:table-row>
        <table:table-row>
          <table:table-cell table:style-name="Tableau1.A2" office:value-type="string">
            <text:p text:style-name="P5">chaque tour mise a jour visuel</text:p>
          </table:table-cell>
          <table:table-cell table:style-name="Tableau1.B2" office:value-type="string">
            <text:p text:style-name="P5">interface visuel <text:span text:style-name="T6">dynamique</text:span> dans le terminal sous forme de matrice</text:p>
          </table:table-cell>
        </table:table-row>
        <table:table-row>
          <table:table-cell table:style-name="Tableau1.A2" office:value-type="string">
            <text:p text:style-name="P5">Affichage de fin de partie</text:p>
          </table:table-cell>
          <table:table-cell table:style-name="Tableau1.B2" office:value-type="string">
            <text:p text:style-name="P5">comptage et vérification des bateaux restant</text:p>
          </table:table-cell>
        </table:table-row>
        <table:table-row>
          <table:table-cell table:style-name="Tableau1.A2" office:value-type="string">
            <text:p text:style-name="P5">Commentaire et Docstring</text:p>
          </table:table-cell>
          <table:table-cell table:style-name="Tableau1.B2" office:value-type="string">
            <text:p text:style-name="P5">Rendu du code propre et lisible par n'importe qu<text:span text:style-name="T6">i</text:span></text:p>
          </table:table-cell>
        </table:table-row>
      </table:table>
      <text:p text:style-name="Standard"/>
      <text:p text:style-name="Standard"/>
      <text:p text:style-name="P3">Méthodologie et répartition du travaille <text:span text:style-name="T6">par fonction</text:span>:</text:p>
      <text:p text:style-name="Standard"><text:s text:c="12"/><text:span text:style-name="T7">Eloi :</text:span> </text:p>
      <text:p text:style-name="Standard"><text:s text:c="16"/>-create_board_player</text:p>
      <text:p text:style-name="Standard"><text:s text:c="16"/>-add_boat</text:p>
      <text:p text:style-name="Standard"><text:s text:c="16"/>-select</text:p>
      <text:p text:style-name="Standard"><text:s text:c="16"/>-create_board_bot</text:p>
      <text:p text:style-name="Standard"><text:s text:c="12"/><text:span text:style-name="T7">Jules :</text:span></text:p>
      <text:p text:style-name="Standard"><text:s text:c="16"/>-create_board_player</text:p>
      <text:p text:style-name="Standard"><text:s text:c="16"/>-compare</text:p>
      <text:p text:style-name="Standard"><text:s text:c="16"/>-win</text:p>
      <text:p text:style-name="Standard"><text:s text:c="16"/>-refresh</text:p>
      <text:p text:style-name="Standard"><text:s text:c="16"/>-pick_up_infos</text:p>
      <text:p text:style-name="Standard"/>
      <text:p text:style-name="Standard"/>
      <text:p text:style-name="Standard"/>
      <text:p text:style-name="Standard"/>
      <text:p text:style-name="Standard"><text:soft-page-break/><text:span text:style-name="T4">Fonction</text:span><text:span text:style-name="T3"> :</text:span> </text:p>
      <text:p text:style-name="Standard"><text:s text:c="8"/>-création du plateau du joueur</text:p>
      <text:p text:style-name="Standard"><text:s text:c="8"/>-ajout des bateau pour le joueur</text:p>
      <text:p text:style-name="Standard"><text:s text:c="8"/>-création du plateau bot avec placement des bateaux aléatoirement</text:p>
      <text:p text:style-name="Standard"><text:s text:c="8"/>-sélection de la case sur laquelle le joueur veux tiré ou aléatoirement pour le bot </text:p>
      <text:p text:style-name="Standard"><text:s text:c="8"/>-comparaison de la case indiqué par le joueur ou bot dans la fonction select avec celle du <text:s text:c="9"/><text:tab/>plateau pour vérifier si un bateaux si trouve</text:p>
      <text:p text:style-name="Standard"><text:s text:c="8"/>-rafraîchissement du plateau après chaque tir de bot ou de joueur</text:p>
      <text:p text:style-name="Standard"><text:s text:c="8"/>-condition permettant la fin du jeux lorsque tout les bateaux du joueur ou du bot sont coulé</text:p>
      <text:p text:style-name="Standard"><text:s text:c="16"/></text:p>
      <text:p text:style-name="P1"><text:span text:style-name="T8">Fonction optionnel</text:span> :</text:p>
      <text:p text:style-name="Standard"><text:s text:c="8"/>-taille du plateau et nombre de bateaux de chaque taille réglable par le joueur (dans les limites du possible) </text:p>
      <text:p text:style-name="Standard"><text:s text:c="8"/>-interface graphique pour le plateau de jeux</text:p>
      <text:p text:style-name="Standard"><text:s text:c="8"/>-plusieurs difficulté de bot</text:p>
      <text:p text:style-name="Standard"><text:s text:c="8"/>-joueurs 1vs1</text:p>
      <text:p text:style-name="Standard"><text:s text:c="8"/></text:p>
      <text:p text:style-name="P4">Date de rendu: 19 Janvier au soir</text:p>
      <text:p text:style-name="Standard"/>
      <text:p text:style-name="Standard"/>
      <text:p text:style-name="P1"><text:span text:style-name="T8">Docstring des fonction</text:span> : </text:p>
      <text:p text:style-name="Standard"/>
      <text:p text:style-name="Standard"><text:s text:c="4"/>create_board_player:</text:p>
      <text:p text:style-name="Standard"><text:s text:c="8"/>parametres --&gt; taille de tableau (int) \ nombre de case avec des bateaux (int)</text:p>
      <text:p text:style-name="Standard"><text:s text:c="8"/>retourne --&gt; tableau (matrice)</text:p>
      <text:p text:style-name="Standard"><text:s text:c="8"/>rôle --&gt; creer une tableau et permet au joueur de placer ses bateaux grâce a la fonction add_boat()</text:p>
      <text:p text:style-name="Standard"><text:s text:c="8"/>qui --&gt; fait à 2</text:p>
      <text:p text:style-name="Standard"/>
      <text:p text:style-name="Standard"><text:s text:c="4"/>add_boat:</text:p>
      <text:p text:style-name="Standard"><text:s text:c="8"/>parametres --&gt; taille de tableau (int) \ nombre de case avec des bateaux (int) \ tableau (matrice) \ dicionnaire de coordonées (dictionnaire)</text:p>
      <text:p text:style-name="Standard"><text:s text:c="8"/>retourne --&gt; tableau (matrice)</text:p>
      <text:p text:style-name="Standard"><text:s text:c="8"/>rôle --&gt;intervient dans la fonction create_board_player et permet au joueur de placer ses bateaux </text:p>
      <text:p text:style-name="Standard"><text:s text:c="8"/>qui --&gt; <text:span text:style-name="T6">E</text:span>loi</text:p>
      <text:p text:style-name="Standard"/>
      <text:p text:style-name="Standard"><text:s text:c="4"/>select:</text:p>
      <text:p text:style-name="Standard"><text:s text:c="8"/>parametres -&gt; qui: bot/joueur (str)</text:p>
      <text:p text:style-name="Standard"><text:s text:c="8"/>retourne --&gt; position (tuple)</text:p>
      <text:p text:style-name="Standard"><text:s text:c="8"/>rôle --&gt; permet de récuperer des coordonnées données par le joueur ou aléatoirement par le bot</text:p>
      <text:p text:style-name="Standard"><text:s text:c="8"/>qui --&gt; <text:span text:style-name="T6">E</text:span>loi</text:p>
      <text:p text:style-name="Standard"/>
      <text:p text:style-name="Standard"><text:s text:c="4"/>create_board_bot:</text:p>
      <text:p text:style-name="Standard"><text:s text:c="8"/>parametres --&gt; taille de tableau (int) \ nombre de case avec des bateaux (int)</text:p>
      <text:p text:style-name="Standard"><text:s text:c="8"/>retourne --&gt; tableau (matrice)</text:p>
      <text:p text:style-name="Standard"><text:s text:c="8"/>rôle --&gt; creer une tableau et place aléatoirement les bateaux</text:p>
      <text:p text:style-name="Standard"><text:s text:c="8"/>qui --&gt; <text:span text:style-name="T6">E</text:span>loi</text:p>
      <text:p text:style-name="Standard"/>
      <text:p text:style-name="Standard"/>
      <text:p text:style-name="Standard"/>
      <text:p text:style-name="Standard"><text:soft-page-break/><text:s text:c="4"/>compare:</text:p>
      <text:p text:style-name="Standard"><text:s text:c="8"/>parametres --&gt; tableau (matrice) \ coordonées (tuple)</text:p>
      <text:p text:style-name="Standard"><text:s text:c="8"/>retourne --&gt; booléen, <text:span text:style-name="T9">tableau(matrice)</text:span></text:p>
      <text:p text:style-name="Standard"><text:s text:c="8"/>rôle --&gt; vérifier si il y à un bateau au coordonnées rentrées <text:span text:style-name="T9">et le modifie si c’est le cas</text:span></text:p>
      <text:p text:style-name="Standard"><text:s text:c="8"/>qui --&gt; <text:span text:style-name="T6">J</text:span>ule<text:span text:style-name="T9">s</text:span></text:p>
      <text:p text:style-name="Standard"><text:tab/></text:p>
      <text:p text:style-name="Standard"><text:s text:c="4"/>win:</text:p>
      <text:p text:style-name="Standard"><text:s text:c="8"/>parametres --&gt; tableau (matrice)</text:p>
      <text:p text:style-name="Standard"><text:s text:c="8"/>retourne --&gt; booléen</text:p>
      <text:p text:style-name="Standard"><text:s text:c="8"/>rôle --&gt; vérifier si un utilisateur a gagné</text:p>
      <text:p text:style-name="Standard"><text:s text:c="8"/>qui --&gt; <text:span text:style-name="T6">J</text:span>ules</text:p>
      <text:p text:style-name="Standard"/>
      <text:p text:style-name="Standard"><text:s text:c="4"/>refresh:</text:p>
      <text:p text:style-name="Standard"><text:s text:c="8"/>parametres --&gt; tableau (matrice)</text:p>
      <text:p text:style-name="Standard"><text:s text:c="8"/>retourne --&gt; /</text:p>
      <text:p text:style-name="Standard"><text:s text:c="8"/>rôle --&gt; rafraichir l'affichage du jeu à chaque changement sur le plateau</text:p>
      <text:p text:style-name="Standard"><text:s text:c="8"/>qui --&gt; <text:span text:style-name="T6">J</text:span>ules</text:p>
      <text:p text:style-name="Standard"><text:s text:c="4"/></text:p>
      <text:p text:style-name="P1"><text:s text:c="4"/>optionnel:</text:p>
      <text:p text:style-name="P1"/>
      <text:p text:style-name="Standard"><text:s text:c="5"/>pick_up_infos:</text:p>
      <text:p text:style-name="Standard"><text:s text:c="8"/>parametres --&gt; /</text:p>
      <text:p text:style-name="Standard"><text:s text:c="8"/>retourne --&gt; taille de tableau (int) \ nombre de cases avec des bateaux (int) <text:s/></text:p>
      <text:p text:style-name="Standard"><text:s text:c="8"/>rôle --&gt; récuperer les parametres du jeu données par le joueur</text:p>
      <text:p text:style-name="Standard"><text:s text:c="8"/>qui --&gt; <text:span text:style-name="T6">J</text:span>ul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4T08:30:27.799000000</meta:creation-date>
    <dc:date>2023-12-18T15:33:32.019000000</dc:date>
    <meta:editing-duration>PT31M26S</meta:editing-duration>
    <meta:editing-cycles>2</meta:editing-cycles>
    <meta:generator>LibreOffice/7.4.3.2$Windows_X86_64 LibreOffice_project/1048a8393ae2eeec98dff31b5c133c5f1d08b890</meta:generator>
    <meta:document-statistic meta:table-count="1" meta:image-count="0" meta:object-count="0" meta:page-count="3" meta:paragraph-count="98" meta:word-count="643" meta:character-count="4296" meta:non-whitespace-character-count="3169"/>
  </office:meta>
</office:document-meta>
</file>